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42.29mm" svg:height="205.85mm" svg:x="165.48mm" svg:y="315.82mm">
            <loext:p draw:notify-on-update-of-ranges="Sheet1.B72:Sheet1.B72 Sheet1.B73:Sheet1.B82 Sheet1.C72:Sheet1.C72 Sheet1.C73:Sheet1.C82 Sheet1.D72:Sheet1.D72 Sheet1.D73:Sheet1.D82 Sheet1.E72:Sheet1.E72 Sheet1.E73:Sheet1.E82 Sheet1.F72:Sheet1.F72 Sheet1.F73:Sheet1.F82 Sheet1.G72:Sheet1.G72 Sheet1.G73:Sheet1.G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4409" calcext:value-type="float">
            <text:p>4409</text:p>
          </table:table-cell>
          <table:table-cell office:value-type="float" office:value="9950" calcext:value-type="float">
            <text:p>9950</text:p>
          </table:table-cell>
          <table:table-cell table:formula="of:=SUM([.B9:.F9])" office:value-type="float" office:value="33432" calcext:value-type="float">
            <text:p>33432</text:p>
          </table:table-cell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office:value-type="float" office:value="21528" calcext:value-type="float">
            <text:p>21528</text:p>
          </table:table-cell>
          <table:table-cell office:value-type="float" office:value="5767" calcext:value-type="float">
            <text:p>5767</text:p>
          </table:table-cell>
          <table:table-cell office:value-type="float" office:value="5326" calcext:value-type="float">
            <text:p>5326</text:p>
          </table:table-cell>
          <table:table-cell office:value-type="float" office:value="14950" calcext:value-type="float">
            <text:p>14950</text:p>
          </table:table-cell>
          <table:table-cell table:formula="of:=SUM([.B10:.F10])" office:value-type="float" office:value="50232" calcext:value-type="float">
            <text:p>50232</text:p>
          </table:table-cell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float" office:value="28728" calcext:value-type="float">
            <text:p>28728</text:p>
          </table:table-cell>
          <table:table-cell office:value-type="float" office:value="8067" calcext:value-type="float">
            <text:p>8067</text:p>
          </table:table-cell>
          <table:table-cell office:value-type="float" office:value="5826" calcext:value-type="float">
            <text:p>5826</text:p>
          </table:table-cell>
          <table:table-cell office:value-type="float" office:value="19950" calcext:value-type="float">
            <text:p>19950</text:p>
          </table:table-cell>
          <table:table-cell table:formula="of:=SUM([.B11:.F11])" office:value-type="float" office:value="67032" calcext:value-type="float">
            <text:p>67032</text:p>
          </table:table-cell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office:value-type="float" office:value="35928" calcext:value-type="float">
            <text:p>35928</text:p>
          </table:table-cell>
          <table:table-cell office:value-type="float" office:value="10367" calcext:value-type="float">
            <text:p>10367</text:p>
          </table:table-cell>
          <table:table-cell office:value-type="float" office:value="6326" calcext:value-type="float">
            <text:p>6326</text:p>
          </table:table-cell>
          <table:table-cell office:value-type="float" office:value="24950" calcext:value-type="float">
            <text:p>24950</text:p>
          </table:table-cell>
          <table:table-cell table:formula="of:=SUM([.B12:.F12])" office:value-type="float" office:value="83832" calcext:value-type="float">
            <text:p>83832</text:p>
          </table:table-cell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43128" calcext:value-type="float">
            <text:p>43128</text:p>
          </table:table-cell>
          <table:table-cell office:value-type="float" office:value="12667" calcext:value-type="float">
            <text:p>12667</text:p>
          </table:table-cell>
          <table:table-cell office:value-type="float" office:value="6826" calcext:value-type="float">
            <text:p>6826</text:p>
          </table:table-cell>
          <table:table-cell office:value-type="float" office:value="29950" calcext:value-type="float">
            <text:p>29950</text:p>
          </table:table-cell>
          <table:table-cell table:formula="of:=SUM([.B13:.F13])" office:value-type="float" office:value="100632" calcext:value-type="float">
            <text:p>100632</text:p>
          </table:table-cell>
        </table:table-row>
        <table:table-row table:style-name="ro1">
          <table:table-cell/>
          <table:table-cell office:value-type="float" office:value="9861" calcext:value-type="float">
            <text:p>9861</text:p>
          </table:table-cell>
          <table:table-cell office:value-type="float" office:value="50328" calcext:value-type="float">
            <text:p>50328</text:p>
          </table:table-cell>
          <table:table-cell office:value-type="float" office:value="14967" calcext:value-type="float">
            <text:p>14967</text:p>
          </table:table-cell>
          <table:table-cell office:value-type="float" office:value="7326" calcext:value-type="float">
            <text:p>7326</text:p>
          </table:table-cell>
          <table:table-cell office:value-type="float" office:value="34950" calcext:value-type="float">
            <text:p>34950</text:p>
          </table:table-cell>
          <table:table-cell table:formula="of:=SUM([.B14:.F14])" office:value-type="float" office:value="117432" calcext:value-type="float">
            <text:p>117432</text:p>
          </table:table-cell>
        </table:table-row>
        <table:table-row table:style-name="ro1">
          <table:table-cell/>
          <table:table-cell office:value-type="float" office:value="11661" calcext:value-type="float">
            <text:p>11661</text:p>
          </table:table-cell>
          <table:table-cell office:value-type="float" office:value="57528" calcext:value-type="float">
            <text:p>57528</text:p>
          </table:table-cell>
          <table:table-cell office:value-type="float" office:value="17267" calcext:value-type="float">
            <text:p>17267</text:p>
          </table:table-cell>
          <table:table-cell office:value-type="float" office:value="7826" calcext:value-type="float">
            <text:p>7826</text:p>
          </table:table-cell>
          <table:table-cell office:value-type="float" office:value="39950" calcext:value-type="float">
            <text:p>39950</text:p>
          </table:table-cell>
          <table:table-cell table:formula="of:=SUM([.B15:.F15])" office:value-type="float" office:value="134232" calcext:value-type="float">
            <text:p>134232</text:p>
          </table:table-cell>
        </table:table-row>
        <table:table-row table:style-name="ro1">
          <table:table-cell/>
          <table:table-cell office:value-type="float" office:value="13461" calcext:value-type="float">
            <text:p>13461</text:p>
          </table:table-cell>
          <table:table-cell office:value-type="float" office:value="64728" calcext:value-type="float">
            <text:p>64728</text:p>
          </table:table-cell>
          <table:table-cell office:value-type="float" office:value="19567" calcext:value-type="float">
            <text:p>19567</text:p>
          </table:table-cell>
          <table:table-cell office:value-type="float" office:value="8326" calcext:value-type="float">
            <text:p>8326</text:p>
          </table:table-cell>
          <table:table-cell office:value-type="float" office:value="44950" calcext:value-type="float">
            <text:p>44950</text:p>
          </table:table-cell>
          <table:table-cell table:formula="of:=SUM([.B16:.F16])" office:value-type="float" office:value="151032" calcext:value-type="float">
            <text:p>151032</text:p>
          </table:table-cell>
        </table:table-row>
        <table:table-row table:style-name="ro1">
          <table:table-cell/>
          <table:table-cell office:value-type="float" office:value="15261" calcext:value-type="float">
            <text:p>15261</text:p>
          </table:table-cell>
          <table:table-cell office:value-type="float" office:value="71928" calcext:value-type="float">
            <text:p>71928</text:p>
          </table:table-cell>
          <table:table-cell office:value-type="float" office:value="21867" calcext:value-type="float">
            <text:p>21867</text:p>
          </table:table-cell>
          <table:table-cell office:value-type="float" office:value="8826" calcext:value-type="float">
            <text:p>8826</text:p>
          </table:table-cell>
          <table:table-cell office:value-type="float" office:value="49950" calcext:value-type="float">
            <text:p>49950</text:p>
          </table:table-cell>
          <table:table-cell table:formula="of:=SUM([.B17:.F17])" office:value-type="float" office:value="167832" calcext:value-type="float">
            <text:p>167832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983.19" calcext:value-type="float">
            <text:p>1983.19</text:p>
          </table:table-cell>
          <table:table-cell office:value-type="float" office:value="11553.5" calcext:value-type="float">
            <text:p>11553.5</text:p>
          </table:table-cell>
          <table:table-cell office:value-type="float" office:value="3197.07" calcext:value-type="float">
            <text:p>3197.07</text:p>
          </table:table-cell>
          <table:table-cell office:value-type="float" office:value="4512.38" calcext:value-type="float">
            <text:p>4512.38</text:p>
          </table:table-cell>
          <table:table-cell office:value-type="float" office:value="8991.21" calcext:value-type="float">
            <text:p>8991.21</text:p>
          </table:table-cell>
          <table:table-cell table:formula="of:=SUM([.B31:.F31])" office:value-type="float" office:value="30237.35" calcext:value-type="float">
            <text:p>30237.35</text:p>
          </table:table-cell>
        </table:table-row>
        <table:table-row table:style-name="ro1">
          <table:table-cell/>
          <table:table-cell office:value-type="float" office:value="4702.3" calcext:value-type="float">
            <text:p>4702.3</text:p>
          </table:table-cell>
          <table:table-cell office:value-type="float" office:value="14176.6" calcext:value-type="float">
            <text:p>14176.6</text:p>
          </table:table-cell>
          <table:table-cell office:value-type="float" office:value="5558.52" calcext:value-type="float">
            <text:p>5558.52</text:p>
          </table:table-cell>
          <table:table-cell office:value-type="float" office:value="5797.58" calcext:value-type="float">
            <text:p>5797.58</text:p>
          </table:table-cell>
          <table:table-cell office:value-type="float" office:value="10526.2" calcext:value-type="float">
            <text:p>10526.2</text:p>
          </table:table-cell>
          <table:table-cell table:formula="of:=SUM([.B32:.F32])" office:value-type="float" office:value="40761.2" calcext:value-type="float">
            <text:p>40761.2</text:p>
          </table:table-cell>
        </table:table-row>
        <table:table-row table:style-name="ro1">
          <table:table-cell/>
          <table:table-cell office:value-type="float" office:value="6737.99" calcext:value-type="float">
            <text:p>6737.99</text:p>
          </table:table-cell>
          <table:table-cell office:value-type="float" office:value="16397.4" calcext:value-type="float">
            <text:p>16397.4</text:p>
          </table:table-cell>
          <table:table-cell office:value-type="float" office:value="7314.14" calcext:value-type="float">
            <text:p>7314.14</text:p>
          </table:table-cell>
          <table:table-cell office:value-type="float" office:value="6597.59" calcext:value-type="float">
            <text:p>6597.59</text:p>
          </table:table-cell>
          <table:table-cell office:value-type="float" office:value="11656.7" calcext:value-type="float">
            <text:p>11656.7</text:p>
          </table:table-cell>
          <table:table-cell table:formula="of:=SUM([.B33:.F33])" office:value-type="float" office:value="48703.82" calcext:value-type="float">
            <text:p>48703.82</text:p>
          </table:table-cell>
        </table:table-row>
        <table:table-row table:style-name="ro1">
          <table:table-cell/>
          <table:table-cell office:value-type="float" office:value="9103.92" calcext:value-type="float">
            <text:p>9103.92</text:p>
          </table:table-cell>
          <table:table-cell office:value-type="float" office:value="17338.4" calcext:value-type="float">
            <text:p>17338.4</text:p>
          </table:table-cell>
          <table:table-cell office:value-type="float" office:value="8588.51" calcext:value-type="float">
            <text:p>8588.51</text:p>
          </table:table-cell>
          <table:table-cell office:value-type="float" office:value="7135.69" calcext:value-type="float">
            <text:p>7135.69</text:p>
          </table:table-cell>
          <table:table-cell office:value-type="float" office:value="12472.4" calcext:value-type="float">
            <text:p>12472.4</text:p>
          </table:table-cell>
          <table:table-cell table:formula="of:=SUM([.B34:.F34])" office:value-type="float" office:value="54638.92" calcext:value-type="float">
            <text:p>54638.92</text:p>
          </table:table-cell>
        </table:table-row>
        <table:table-row table:style-name="ro1">
          <table:table-cell/>
          <table:table-cell office:value-type="float" office:value="10911.4" calcext:value-type="float">
            <text:p>10911.4</text:p>
          </table:table-cell>
          <table:table-cell office:value-type="float" office:value="17781.4" calcext:value-type="float">
            <text:p>17781.4</text:p>
          </table:table-cell>
          <table:table-cell office:value-type="float" office:value="9803.41" calcext:value-type="float">
            <text:p>9803.41</text:p>
          </table:table-cell>
          <table:table-cell office:value-type="float" office:value="7494.42" calcext:value-type="float">
            <text:p>7494.42</text:p>
          </table:table-cell>
          <table:table-cell office:value-type="float" office:value="13057.9" calcext:value-type="float">
            <text:p>13057.9</text:p>
          </table:table-cell>
          <table:table-cell table:formula="of:=SUM([.B35:.F35])" office:value-type="float" office:value="59048.53" calcext:value-type="float">
            <text:p>59048.53</text:p>
          </table:table-cell>
        </table:table-row>
        <table:table-row table:style-name="ro1">
          <table:table-cell/>
          <table:table-cell office:value-type="float" office:value="12307.5" calcext:value-type="float">
            <text:p>12307.5</text:p>
          </table:table-cell>
          <table:table-cell office:value-type="float" office:value="18099.9" calcext:value-type="float">
            <text:p>18099.9</text:p>
          </table:table-cell>
          <table:table-cell office:value-type="float" office:value="10698.7" calcext:value-type="float">
            <text:p>10698.7</text:p>
          </table:table-cell>
          <table:table-cell office:value-type="float" office:value="7733.57" calcext:value-type="float">
            <text:p>7733.57</text:p>
          </table:table-cell>
          <table:table-cell office:value-type="float" office:value="13472.6" calcext:value-type="float">
            <text:p>13472.6</text:p>
          </table:table-cell>
          <table:table-cell table:formula="of:=SUM([.B36:.F36])" office:value-type="float" office:value="62312.27" calcext:value-type="float">
            <text:p>62312.27</text:p>
          </table:table-cell>
        </table:table-row>
        <table:table-row table:style-name="ro1">
          <table:table-cell/>
          <table:table-cell office:value-type="float" office:value="13394.7" calcext:value-type="float">
            <text:p>13394.7</text:p>
          </table:table-cell>
          <table:table-cell office:value-type="float" office:value="18498.2" calcext:value-type="float">
            <text:p>18498.2</text:p>
          </table:table-cell>
          <table:table-cell office:value-type="float" office:value="11171.3" calcext:value-type="float">
            <text:p>11171.3</text:p>
          </table:table-cell>
          <table:table-cell office:value-type="float" office:value="7893" calcext:value-type="float">
            <text:p>7893</text:p>
          </table:table-cell>
          <table:table-cell office:value-type="float" office:value="13758.5" calcext:value-type="float">
            <text:p>13758.5</text:p>
          </table:table-cell>
          <table:table-cell table:formula="of:=SUM([.B37:.F37])" office:value-type="float" office:value="64715.7" calcext:value-type="float">
            <text:p>64715.7</text:p>
          </table:table-cell>
        </table:table-row>
        <table:table-row table:style-name="ro1">
          <table:table-cell/>
          <table:table-cell office:value-type="float" office:value="14245.7" calcext:value-type="float">
            <text:p>14245.7</text:p>
          </table:table-cell>
          <table:table-cell office:value-type="float" office:value="18773" calcext:value-type="float">
            <text:p>18773</text:p>
          </table:table-cell>
          <table:table-cell office:value-type="float" office:value="11496.9" calcext:value-type="float">
            <text:p>11496.9</text:p>
          </table:table-cell>
          <table:table-cell office:value-type="float" office:value="7999.29" calcext:value-type="float">
            <text:p>7999.29</text:p>
          </table:table-cell>
          <table:table-cell office:value-type="float" office:value="13949.1" calcext:value-type="float">
            <text:p>13949.1</text:p>
          </table:table-cell>
          <table:table-cell table:formula="of:=SUM([.B38:.F38])" office:value-type="float" office:value="66463.99" calcext:value-type="float">
            <text:p>66463.99</text:p>
          </table:table-cell>
        </table:table-row>
        <table:table-row table:style-name="ro1">
          <table:table-cell/>
          <table:table-cell office:value-type="float" office:value="14605.4" calcext:value-type="float">
            <text:p>14605.4</text:p>
          </table:table-cell>
          <table:table-cell office:value-type="float" office:value="18956.2" calcext:value-type="float">
            <text:p>18956.2</text:p>
          </table:table-cell>
          <table:table-cell office:value-type="float" office:value="11714" calcext:value-type="float">
            <text:p>11714</text:p>
          </table:table-cell>
          <table:table-cell office:value-type="float" office:value="8070.15" calcext:value-type="float">
            <text:p>8070.15</text:p>
          </table:table-cell>
          <table:table-cell office:value-type="float" office:value="14374" calcext:value-type="float">
            <text:p>14374</text:p>
          </table:table-cell>
          <table:table-cell table:formula="of:=SUM([.B39:.F39])" office:value-type="float" office:value="67719.75" calcext:value-type="float">
            <text:p>67719.75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/>
        </table:table-row>
        <table:table-row table:style-name="ro1">
          <table:table-cell/>
          <table:table-cell office:value-type="float" office:value="996.333" calcext:value-type="float">
            <text:p>996.333</text:p>
          </table:table-cell>
          <table:table-cell office:value-type="float" office:value="11461.4" calcext:value-type="float">
            <text:p>11461.4</text:p>
          </table:table-cell>
          <table:table-cell office:value-type="float" office:value="2982" calcext:value-type="float">
            <text:p>2982</text:p>
          </table:table-cell>
          <table:table-cell office:value-type="float" office:value="4042.33" calcext:value-type="float">
            <text:p>4042.33</text:p>
          </table:table-cell>
          <table:table-cell office:value-type="float" office:value="9083.33" calcext:value-type="float">
            <text:p>9083.33</text:p>
          </table:table-cell>
          <table:table-cell/>
        </table:table-row>
        <table:table-row table:style-name="ro1">
          <table:table-cell/>
          <table:table-cell office:value-type="float" office:value="1963.89" calcext:value-type="float">
            <text:p>1963.89</text:p>
          </table:table-cell>
          <table:table-cell office:value-type="float" office:value="12993.3" calcext:value-type="float">
            <text:p>12993.3</text:p>
          </table:table-cell>
          <table:table-cell office:value-type="float" office:value="4815.33" calcext:value-type="float">
            <text:p>4815.33</text:p>
          </table:table-cell>
          <table:table-cell office:value-type="float" office:value="4983.22" calcext:value-type="float">
            <text:p>4983.22</text:p>
          </table:table-cell>
          <table:table-cell office:value-type="float" office:value="11919.3" calcext:value-type="float">
            <text:p>11919.3</text:p>
          </table:table-cell>
          <table:table-cell/>
        </table:table-row>
        <table:table-row table:style-name="ro1">
          <table:table-cell/>
          <table:table-cell office:value-type="float" office:value="2704.63" calcext:value-type="float">
            <text:p>2704.63</text:p>
          </table:table-cell>
          <table:table-cell office:value-type="float" office:value="14037" calcext:value-type="float">
            <text:p>14037</text:p>
          </table:table-cell>
          <table:table-cell office:value-type="float" office:value="6119.04" calcext:value-type="float">
            <text:p>6119.04</text:p>
          </table:table-cell>
          <table:table-cell office:value-type="float" office:value="5486.93" calcext:value-type="float">
            <text:p>5486.93</text:p>
          </table:table-cell>
          <table:table-cell office:value-type="float" office:value="13756.4" calcext:value-type="float">
            <text:p>13756.4</text:p>
          </table:table-cell>
          <table:table-cell/>
        </table:table-row>
        <table:table-row table:style-name="ro1">
          <table:table-cell/>
          <table:table-cell office:value-type="float" office:value="3198.46" calcext:value-type="float">
            <text:p>3198.46</text:p>
          </table:table-cell>
          <table:table-cell office:value-type="float" office:value="14740.7" calcext:value-type="float">
            <text:p>14740.7</text:p>
          </table:table-cell>
          <table:table-cell office:value-type="float" office:value="6988.17" calcext:value-type="float">
            <text:p>6988.17</text:p>
          </table:table-cell>
          <table:table-cell office:value-type="float" office:value="5822.73" calcext:value-type="float">
            <text:p>5822.73</text:p>
          </table:table-cell>
          <table:table-cell office:value-type="float" office:value="14981.1" calcext:value-type="float">
            <text:p>14981.1</text:p>
          </table:table-cell>
          <table:table-cell/>
        </table:table-row>
        <table:table-row table:style-name="ro1">
          <table:table-cell/>
          <table:table-cell office:value-type="float" office:value="3527.67" calcext:value-type="float">
            <text:p>3527.67</text:p>
          </table:table-cell>
          <table:table-cell office:value-type="float" office:value="15211.4" calcext:value-type="float">
            <text:p>15211.4</text:p>
          </table:table-cell>
          <table:table-cell office:value-type="float" office:value="7567.6" calcext:value-type="float">
            <text:p>7567.6</text:p>
          </table:table-cell>
          <table:table-cell office:value-type="float" office:value="6046.6" calcext:value-type="float">
            <text:p>6046.6</text:p>
          </table:table-cell>
          <table:table-cell office:value-type="float" office:value="15797.5" calcext:value-type="float">
            <text:p>15797.5</text:p>
          </table:table-cell>
          <table:table-cell/>
        </table:table-row>
        <table:table-row table:style-name="ro1">
          <table:table-cell/>
          <table:table-cell office:value-type="float" office:value="3747.15" calcext:value-type="float">
            <text:p>3747.15</text:p>
          </table:table-cell>
          <table:table-cell office:value-type="float" office:value="15525.1" calcext:value-type="float">
            <text:p>15525.1</text:p>
          </table:table-cell>
          <table:table-cell office:value-type="float" office:value="7953.88" calcext:value-type="float">
            <text:p>7953.88</text:p>
          </table:table-cell>
          <table:table-cell office:value-type="float" office:value="6195.84" calcext:value-type="float">
            <text:p>6195.84</text:p>
          </table:table-cell>
          <table:table-cell office:value-type="float" office:value="16341.8" calcext:value-type="float">
            <text:p>16341.8</text:p>
          </table:table-cell>
          <table:table-cell/>
        </table:table-row>
        <table:table-row table:style-name="ro1">
          <table:table-cell/>
          <table:table-cell office:value-type="float" office:value="3893.47" calcext:value-type="float">
            <text:p>3893.47</text:p>
          </table:table-cell>
          <table:table-cell office:value-type="float" office:value="15734.3" calcext:value-type="float">
            <text:p>15734.3</text:p>
          </table:table-cell>
          <table:table-cell office:value-type="float" office:value="8211.4" calcext:value-type="float">
            <text:p>8211.4</text:p>
          </table:table-cell>
          <table:table-cell office:value-type="float" office:value="6295.34" calcext:value-type="float">
            <text:p>6295.34</text:p>
          </table:table-cell>
          <table:table-cell office:value-type="float" office:value="16704.7" calcext:value-type="float">
            <text:p>16704.7</text:p>
          </table:table-cell>
          <table:table-cell/>
        </table:table-row>
        <table:table-row table:style-name="ro1">
          <table:table-cell/>
          <table:table-cell office:value-type="float" office:value="3991.02" calcext:value-type="float">
            <text:p>3991.02</text:p>
          </table:table-cell>
          <table:table-cell office:value-type="float" office:value="15873.7" calcext:value-type="float">
            <text:p>15873.7</text:p>
          </table:table-cell>
          <table:table-cell office:value-type="float" office:value="8383.08" calcext:value-type="float">
            <text:p>8383.08</text:p>
          </table:table-cell>
          <table:table-cell office:value-type="float" office:value="6361.67" calcext:value-type="float">
            <text:p>6361.67</text:p>
          </table:table-cell>
          <table:table-cell office:value-type="float" office:value="16946.6" calcext:value-type="float">
            <text:p>16946.6</text:p>
          </table:table-cell>
          <table:table-cell/>
        </table:table-row>
        <table:table-row table:style-name="ro1">
          <table:table-cell/>
          <table:table-cell office:value-type="float" office:value="4056.05" calcext:value-type="float">
            <text:p>4056.05</text:p>
          </table:table-cell>
          <table:table-cell office:value-type="float" office:value="15966.7" calcext:value-type="float">
            <text:p>15966.7</text:p>
          </table:table-cell>
          <table:table-cell office:value-type="float" office:value="8497.54" calcext:value-type="float">
            <text:p>8497.54</text:p>
          </table:table-cell>
          <table:table-cell office:value-type="float" office:value="6405.89" calcext:value-type="float">
            <text:p>6405.89</text:p>
          </table:table-cell>
          <table:table-cell office:value-type="float" office:value="17107.9" calcext:value-type="float">
            <text:p>17107.9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table:number-columns-repeated="6" office:value-type="float" office:value="0.670563" calcext:value-type="float">
            <text:p>0.670563</text:p>
          </table:table-cell>
        </table:table-row>
        <table:table-row table:style-name="ro1">
          <table:table-cell/>
          <table:table-cell office:value-type="float" office:value="0.875533" calcext:value-type="float">
            <text:p>0.875533</text:p>
          </table:table-cell>
          <table:table-cell office:value-type="float" office:value="0.875538" calcext:value-type="float">
            <text:p>0.875538</text:p>
          </table:table-cell>
          <table:table-cell office:value-type="float" office:value="0.875548" calcext:value-type="float">
            <text:p>0.875548</text:p>
          </table:table-cell>
          <table:table-cell office:value-type="float" office:value="0.875553" calcext:value-type="float">
            <text:p>0.875553</text:p>
          </table:table-cell>
          <table:table-cell office:value-type="float" office:value="0.875565" calcext:value-type="float">
            <text:p>0.875565</text:p>
          </table:table-cell>
          <table:table-cell office:value-type="float" office:value="0.879503" calcext:value-type="float">
            <text:p>0.879503</text:p>
          </table:table-cell>
        </table:table-row>
        <table:table-row table:style-name="ro1">
          <table:table-cell/>
          <table:table-cell office:value-type="float" office:value="0.965742" calcext:value-type="float">
            <text:p>0.965742</text:p>
          </table:table-cell>
          <table:table-cell office:value-type="float" office:value="0.97341" calcext:value-type="float">
            <text:p>0.97341</text:p>
          </table:table-cell>
          <table:table-cell office:value-type="float" office:value="0.977581" calcext:value-type="float">
            <text:p>0.977581</text:p>
          </table:table-cell>
          <table:table-cell office:value-type="float" office:value="0.967933" calcext:value-type="float">
            <text:p>0.967933</text:p>
          </table:table-cell>
          <table:table-cell office:value-type="float" office:value="0.968033" calcext:value-type="float">
            <text:p>0.968033</text:p>
          </table:table-cell>
          <table:table-cell office:value-type="float" office:value="0.968117" calcext:value-type="float">
            <text:p>0.968117</text:p>
          </table:table-cell>
        </table:table-row>
        <table:table-row table:style-name="ro1">
          <table:table-cell/>
          <table:table-cell office:value-type="float" office:value="0.927065" calcext:value-type="float">
            <text:p>0.927065</text:p>
          </table:table-cell>
          <table:table-cell office:value-type="float" office:value="0.926793" calcext:value-type="float">
            <text:p>0.926793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44756" calcext:value-type="float">
            <text:p>0.944756</text:p>
          </table:table-cell>
          <table:table-cell office:value-type="float" office:value="0.944747" calcext:value-type="float">
            <text:p>0.944747</text:p>
          </table:table-cell>
          <table:table-cell office:value-type="float" office:value="0.944834" calcext:value-type="float">
            <text:p>0.944834</text:p>
          </table:table-cell>
        </table:table-row>
        <table:table-row table:style-name="ro1">
          <table:table-cell/>
          <table:table-cell office:value-type="float" office:value="0.920345" calcext:value-type="float">
            <text:p>0.920345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19243" calcext:value-type="float">
            <text:p>0.919243</text:p>
          </table:table-cell>
          <table:table-cell office:value-type="float" office:value="0.931203" calcext:value-type="float">
            <text:p>0.931203</text:p>
          </table:table-cell>
          <table:table-cell office:value-type="float" office:value="0.940981" calcext:value-type="float">
            <text:p>0.940981</text:p>
          </table:table-cell>
          <table:table-cell office:value-type="float" office:value="0.882134" calcext:value-type="float">
            <text:p>0.882134</text:p>
          </table:table-cell>
        </table:table-row>
        <table:table-row table:style-name="ro1">
          <table:table-cell/>
          <table:table-cell office:value-type="float" office:value="0.795491" calcext:value-type="float">
            <text:p>0.795491</text:p>
          </table:table-cell>
          <table:table-cell office:value-type="float" office:value="0.907111" calcext:value-type="float">
            <text:p>0.907111</text:p>
          </table:table-cell>
          <table:table-cell office:value-type="float" office:value="0.907717" calcext:value-type="float">
            <text:p>0.907717</text:p>
          </table:table-cell>
          <table:table-cell office:value-type="float" office:value="0.907721" calcext:value-type="float">
            <text:p>0.907721</text:p>
          </table:table-cell>
          <table:table-cell office:value-type="float" office:value="0.907373" calcext:value-type="float">
            <text:p>0.907373</text:p>
          </table:table-cell>
          <table:table-cell office:value-type="float" office:value="0.906963" calcext:value-type="float">
            <text:p>0.906963</text:p>
          </table:table-cell>
        </table:table-row>
        <table:table-row table:style-name="ro1">
          <table:table-cell/>
          <table:table-cell office:value-type="float" office:value="0.866852" calcext:value-type="float">
            <text:p>0.866852</text:p>
          </table:table-cell>
          <table:table-cell office:value-type="float" office:value="0.866795" calcext:value-type="float">
            <text:p>0.866795</text:p>
          </table:table-cell>
          <table:table-cell office:value-type="float" office:value="0.867711" calcext:value-type="float">
            <text:p>0.867711</text:p>
          </table:table-cell>
          <table:table-cell office:value-type="float" office:value="0.867813" calcext:value-type="float">
            <text:p>0.867813</text:p>
          </table:table-cell>
          <table:table-cell office:value-type="float" office:value="0.735897" calcext:value-type="float">
            <text:p>0.735897</text:p>
          </table:table-cell>
          <table:table-cell office:value-type="float" office:value="0.73499" calcext:value-type="float">
            <text:p>0.73499</text:p>
          </table:table-cell>
        </table:table-row>
        <table:table-row table:style-name="ro1">
          <table:table-cell/>
          <table:table-cell office:value-type="float" office:value="0.833198" calcext:value-type="float">
            <text:p>0.833198</text:p>
          </table:table-cell>
          <table:table-cell office:value-type="float" office:value="0.833076" calcext:value-type="float">
            <text:p>0.833076</text:p>
          </table:table-cell>
          <table:table-cell office:value-type="float" office:value="0.834225" calcext:value-type="float">
            <text:p>0.834225</text:p>
          </table:table-cell>
          <table:table-cell office:value-type="float" office:value="0.834423" calcext:value-type="float">
            <text:p>0.834423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682008" calcext:value-type="float">
            <text:p>0.682008</text:p>
          </table:table-cell>
        </table:table-row>
        <table:table-row table:style-name="ro1">
          <table:table-cell/>
          <table:table-cell office:value-type="float" office:value="0.812654" calcext:value-type="float">
            <text:p>0.812654</text:p>
          </table:table-cell>
          <table:table-cell office:value-type="float" office:value="0.812544" calcext:value-type="float">
            <text:p>0.812544</text:p>
          </table:table-cell>
          <table:table-cell office:value-type="float" office:value="0.814109" calcext:value-type="float">
            <text:p>0.814109</text:p>
          </table:table-cell>
          <table:table-cell office:value-type="float" office:value="0.814517" calcext:value-type="float">
            <text:p>0.814517</text:p>
          </table:table-cell>
          <table:table-cell office:value-type="float" office:value="0.813934" calcext:value-type="float">
            <text:p>0.813934</text:p>
          </table:table-cell>
          <table:table-cell office:value-type="float" office:value="0.813475" calcext:value-type="float">
            <text:p>0.813475</text:p>
          </table:table-cell>
        </table:table-row>
        <table:table-row table:style-name="ro1">
          <table:table-cell/>
          <table:table-cell office:value-type="float" office:value="0.785353" calcext:value-type="float">
            <text:p>0.785353</text:p>
          </table:table-cell>
          <table:table-cell office:value-type="float" office:value="0.784856" calcext:value-type="float">
            <text:p>0.784856</text:p>
          </table:table-cell>
          <table:table-cell office:value-type="float" office:value="0.786427" calcext:value-type="float">
            <text:p>0.786427</text:p>
          </table:table-cell>
          <table:table-cell office:value-type="float" office:value="0.787101" calcext:value-type="float">
            <text:p>0.787101</text:p>
          </table:table-cell>
          <table:table-cell office:value-type="float" office:value="0.786537" calcext:value-type="float">
            <text:p>0.786537</text:p>
          </table:table-cell>
          <table:table-cell office:value-type="float" office:value="0.785891" calcext:value-type="float">
            <text:p>0.785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4:05:12.887125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4:18:01.160319180</dc:date>
    <meta:editing-duration>PT3H48M40S</meta:editing-duration>
    <meta:editing-cycles>4</meta:editing-cycles>
    <meta:generator>LibreOffice/5.0.2.2$Linux_X86_64 LibreOffice_project/00m0$Build-2</meta:generator>
    <meta:document-statistic meta:table-count="1" meta:cell-count="2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2109">
                <text:p>2109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3">
                <text:p>1163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4409">
                <text:p>4409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1">
                <text:p>2661</text:p>
              </table:table-cell>
              <table:table-cell office:value-type="float" office:value="21528">
                <text:p>21528</text:p>
              </table:table-cell>
              <table:table-cell office:value-type="float" office:value="5767">
                <text:p>5767</text:p>
              </table:table-cell>
              <table:table-cell office:value-type="float" office:value="5326">
                <text:p>5326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1">
                <text:p>4461</text:p>
              </table:table-cell>
              <table:table-cell office:value-type="float" office:value="28728">
                <text:p>28728</text:p>
              </table:table-cell>
              <table:table-cell office:value-type="float" office:value="8067">
                <text:p>8067</text:p>
              </table:table-cell>
              <table:table-cell office:value-type="float" office:value="5826">
                <text:p>5826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61">
                <text:p>6261</text:p>
              </table:table-cell>
              <table:table-cell office:value-type="float" office:value="35928">
                <text:p>35928</text:p>
              </table:table-cell>
              <table:table-cell office:value-type="float" office:value="10367">
                <text:p>10367</text:p>
              </table:table-cell>
              <table:table-cell office:value-type="float" office:value="6326">
                <text:p>6326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1">
                <text:p>8061</text:p>
              </table:table-cell>
              <table:table-cell office:value-type="float" office:value="43128">
                <text:p>43128</text:p>
              </table:table-cell>
              <table:table-cell office:value-type="float" office:value="12667">
                <text:p>12667</text:p>
              </table:table-cell>
              <table:table-cell office:value-type="float" office:value="6826">
                <text:p>6826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1">
                <text:p>9861</text:p>
              </table:table-cell>
              <table:table-cell office:value-type="float" office:value="50328">
                <text:p>50328</text:p>
              </table:table-cell>
              <table:table-cell office:value-type="float" office:value="14967">
                <text:p>14967</text:p>
              </table:table-cell>
              <table:table-cell office:value-type="float" office:value="7326">
                <text:p>732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61">
                <text:p>11661</text:p>
              </table:table-cell>
              <table:table-cell office:value-type="float" office:value="57528">
                <text:p>57528</text:p>
              </table:table-cell>
              <table:table-cell office:value-type="float" office:value="17267">
                <text:p>17267</text:p>
              </table:table-cell>
              <table:table-cell office:value-type="float" office:value="7826">
                <text:p>7826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61">
                <text:p>13461</text:p>
              </table:table-cell>
              <table:table-cell office:value-type="float" office:value="64728">
                <text:p>64728</text:p>
              </table:table-cell>
              <table:table-cell office:value-type="float" office:value="19567">
                <text:p>19567</text:p>
              </table:table-cell>
              <table:table-cell office:value-type="float" office:value="8326">
                <text:p>8326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1">
                <text:p>15261</text:p>
              </table:table-cell>
              <table:table-cell office:value-type="float" office:value="71928">
                <text:p>71928</text:p>
              </table:table-cell>
              <table:table-cell office:value-type="float" office:value="21867">
                <text:p>21867</text:p>
              </table:table-cell>
              <table:table-cell office:value-type="float" office:value="8826">
                <text:p>8826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496cm" svg:y="0.379cm" svg:width="12.44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2109">
                <text:p>2109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3.19">
                <text:p>1983.19</text:p>
              </table:table-cell>
              <table:table-cell office:value-type="float" office:value="11553.5">
                <text:p>11553.5</text:p>
              </table:table-cell>
              <table:table-cell office:value-type="float" office:value="3197.07">
                <text:p>3197.07</text:p>
              </table:table-cell>
              <table:table-cell office:value-type="float" office:value="4512.38">
                <text:p>4512.38</text:p>
              </table:table-cell>
              <table:table-cell office:value-type="float" office:value="8991.21">
                <text:p>899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2.3">
                <text:p>4702.3</text:p>
              </table:table-cell>
              <table:table-cell office:value-type="float" office:value="14176.6">
                <text:p>14176.6</text:p>
              </table:table-cell>
              <table:table-cell office:value-type="float" office:value="5558.52">
                <text:p>5558.52</text:p>
              </table:table-cell>
              <table:table-cell office:value-type="float" office:value="5797.58">
                <text:p>5797.58</text:p>
              </table:table-cell>
              <table:table-cell office:value-type="float" office:value="10526.2">
                <text:p>105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7.99">
                <text:p>6737.99</text:p>
              </table:table-cell>
              <table:table-cell office:value-type="float" office:value="16397.4">
                <text:p>16397.4</text:p>
              </table:table-cell>
              <table:table-cell office:value-type="float" office:value="7314.14">
                <text:p>7314.14</text:p>
              </table:table-cell>
              <table:table-cell office:value-type="float" office:value="6597.59">
                <text:p>6597.59</text:p>
              </table:table-cell>
              <table:table-cell office:value-type="float" office:value="11656.7">
                <text:p>116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3.92">
                <text:p>9103.92</text:p>
              </table:table-cell>
              <table:table-cell office:value-type="float" office:value="17338.4">
                <text:p>17338.4</text:p>
              </table:table-cell>
              <table:table-cell office:value-type="float" office:value="8588.51">
                <text:p>8588.51</text:p>
              </table:table-cell>
              <table:table-cell office:value-type="float" office:value="7135.69">
                <text:p>7135.69</text:p>
              </table:table-cell>
              <table:table-cell office:value-type="float" office:value="12472.4">
                <text:p>124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1.4">
                <text:p>10911.4</text:p>
              </table:table-cell>
              <table:table-cell office:value-type="float" office:value="17781.4">
                <text:p>17781.4</text:p>
              </table:table-cell>
              <table:table-cell office:value-type="float" office:value="9803.41">
                <text:p>9803.41</text:p>
              </table:table-cell>
              <table:table-cell office:value-type="float" office:value="7494.42">
                <text:p>7494.42</text:p>
              </table:table-cell>
              <table:table-cell office:value-type="float" office:value="13057.9">
                <text:p>13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7.5">
                <text:p>12307.5</text:p>
              </table:table-cell>
              <table:table-cell office:value-type="float" office:value="18099.9">
                <text:p>18099.9</text:p>
              </table:table-cell>
              <table:table-cell office:value-type="float" office:value="10698.7">
                <text:p>10698.7</text:p>
              </table:table-cell>
              <table:table-cell office:value-type="float" office:value="7733.57">
                <text:p>7733.57</text:p>
              </table:table-cell>
              <table:table-cell office:value-type="float" office:value="13472.6">
                <text:p>134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94.7">
                <text:p>13394.7</text:p>
              </table:table-cell>
              <table:table-cell office:value-type="float" office:value="18498.2">
                <text:p>18498.2</text:p>
              </table:table-cell>
              <table:table-cell office:value-type="float" office:value="11171.3">
                <text:p>11171.3</text:p>
              </table:table-cell>
              <table:table-cell office:value-type="float" office:value="7893">
                <text:p>7893</text:p>
              </table:table-cell>
              <table:table-cell office:value-type="float" office:value="13758.5">
                <text:p>137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.7">
                <text:p>14245.7</text:p>
              </table:table-cell>
              <table:table-cell office:value-type="float" office:value="18773">
                <text:p>18773</text:p>
              </table:table-cell>
              <table:table-cell office:value-type="float" office:value="11496.9">
                <text:p>11496.9</text:p>
              </table:table-cell>
              <table:table-cell office:value-type="float" office:value="7999.29">
                <text:p>7999.29</text:p>
              </table:table-cell>
              <table:table-cell office:value-type="float" office:value="13949.1">
                <text:p>1394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5.4">
                <text:p>14605.4</text:p>
              </table:table-cell>
              <table:table-cell office:value-type="float" office:value="18956.2">
                <text:p>18956.2</text:p>
              </table:table-cell>
              <table:table-cell office:value-type="float" office:value="11714">
                <text:p>11714</text:p>
              </table:table-cell>
              <table:table-cell office:value-type="float" office:value="8070.15">
                <text:p>8070.15</text:p>
              </table:table-cell>
              <table:table-cell office:value-type="float" office:value="14374">
                <text:p>1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2109">
                <text:p>2109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33">
                <text:p>996.333</text:p>
              </table:table-cell>
              <table:table-cell office:value-type="float" office:value="11461.4">
                <text:p>11461.4</text:p>
              </table:table-cell>
              <table:table-cell office:value-type="float" office:value="2982">
                <text:p>2982</text:p>
              </table:table-cell>
              <table:table-cell office:value-type="float" office:value="4042.33">
                <text:p>4042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3.89">
                <text:p>1963.89</text:p>
              </table:table-cell>
              <table:table-cell office:value-type="float" office:value="12993.3">
                <text:p>12993.3</text:p>
              </table:table-cell>
              <table:table-cell office:value-type="float" office:value="4815.33">
                <text:p>4815.33</text:p>
              </table:table-cell>
              <table:table-cell office:value-type="float" office:value="4983.22">
                <text:p>4983.22</text:p>
              </table:table-cell>
              <table:table-cell office:value-type="float" office:value="11919.3">
                <text:p>119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.63">
                <text:p>2704.63</text:p>
              </table:table-cell>
              <table:table-cell office:value-type="float" office:value="14037">
                <text:p>14037</text:p>
              </table:table-cell>
              <table:table-cell office:value-type="float" office:value="6119.04">
                <text:p>6119.04</text:p>
              </table:table-cell>
              <table:table-cell office:value-type="float" office:value="5486.93">
                <text:p>5486.93</text:p>
              </table:table-cell>
              <table:table-cell office:value-type="float" office:value="13756.4">
                <text:p>1375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.46">
                <text:p>3198.46</text:p>
              </table:table-cell>
              <table:table-cell office:value-type="float" office:value="14740.7">
                <text:p>14740.7</text:p>
              </table:table-cell>
              <table:table-cell office:value-type="float" office:value="6988.17">
                <text:p>6988.17</text:p>
              </table:table-cell>
              <table:table-cell office:value-type="float" office:value="5822.73">
                <text:p>5822.73</text:p>
              </table:table-cell>
              <table:table-cell office:value-type="float" office:value="14981.1">
                <text:p>149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7.67">
                <text:p>3527.67</text:p>
              </table:table-cell>
              <table:table-cell office:value-type="float" office:value="15211.4">
                <text:p>15211.4</text:p>
              </table:table-cell>
              <table:table-cell office:value-type="float" office:value="7567.6">
                <text:p>7567.6</text:p>
              </table:table-cell>
              <table:table-cell office:value-type="float" office:value="6046.6">
                <text:p>6046.6</text:p>
              </table:table-cell>
              <table:table-cell office:value-type="float" office:value="15797.5">
                <text:p>157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7.15">
                <text:p>3747.15</text:p>
              </table:table-cell>
              <table:table-cell office:value-type="float" office:value="15525.1">
                <text:p>15525.1</text:p>
              </table:table-cell>
              <table:table-cell office:value-type="float" office:value="7953.88">
                <text:p>7953.88</text:p>
              </table:table-cell>
              <table:table-cell office:value-type="float" office:value="6195.84">
                <text:p>6195.84</text:p>
              </table:table-cell>
              <table:table-cell office:value-type="float" office:value="16341.8">
                <text:p>1634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.47">
                <text:p>3893.47</text:p>
              </table:table-cell>
              <table:table-cell office:value-type="float" office:value="15734.3">
                <text:p>15734.3</text:p>
              </table:table-cell>
              <table:table-cell office:value-type="float" office:value="8211.4">
                <text:p>8211.4</text:p>
              </table:table-cell>
              <table:table-cell office:value-type="float" office:value="6295.34">
                <text:p>6295.34</text:p>
              </table:table-cell>
              <table:table-cell office:value-type="float" office:value="16704.7">
                <text:p>1670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1.02">
                <text:p>3991.02</text:p>
              </table:table-cell>
              <table:table-cell office:value-type="float" office:value="15873.7">
                <text:p>15873.7</text:p>
              </table:table-cell>
              <table:table-cell office:value-type="float" office:value="8383.08">
                <text:p>8383.08</text:p>
              </table:table-cell>
              <table:table-cell office:value-type="float" office:value="6361.67">
                <text:p>6361.67</text:p>
              </table:table-cell>
              <table:table-cell office:value-type="float" office:value="16946.6">
                <text:p>1694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6.05">
                <text:p>4056.05</text:p>
              </table:table-cell>
              <table:table-cell office:value-type="float" office:value="15966.7">
                <text:p>15966.7</text:p>
              </table:table-cell>
              <table:table-cell office:value-type="float" office:value="8497.54">
                <text:p>8497.54</text:p>
              </table:table-cell>
              <table:table-cell office:value-type="float" office:value="6405.89">
                <text:p>6405.89</text:p>
              </table:table-cell>
              <table:table-cell office:value-type="float" office:value="17107.9">
                <text:p>1710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2109">
                <text:p>2109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3">
                <text:p>1163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4409">
                <text:p>4409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1">
                <text:p>2661</text:p>
              </table:table-cell>
              <table:table-cell office:value-type="float" office:value="21528">
                <text:p>21528</text:p>
              </table:table-cell>
              <table:table-cell office:value-type="float" office:value="5767">
                <text:p>5767</text:p>
              </table:table-cell>
              <table:table-cell office:value-type="float" office:value="5326">
                <text:p>5326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1">
                <text:p>4461</text:p>
              </table:table-cell>
              <table:table-cell office:value-type="float" office:value="28728">
                <text:p>28728</text:p>
              </table:table-cell>
              <table:table-cell office:value-type="float" office:value="8067">
                <text:p>8067</text:p>
              </table:table-cell>
              <table:table-cell office:value-type="float" office:value="5826">
                <text:p>5826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61">
                <text:p>6261</text:p>
              </table:table-cell>
              <table:table-cell office:value-type="float" office:value="35928">
                <text:p>35928</text:p>
              </table:table-cell>
              <table:table-cell office:value-type="float" office:value="10367">
                <text:p>10367</text:p>
              </table:table-cell>
              <table:table-cell office:value-type="float" office:value="6326">
                <text:p>6326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1">
                <text:p>8061</text:p>
              </table:table-cell>
              <table:table-cell office:value-type="float" office:value="43128">
                <text:p>43128</text:p>
              </table:table-cell>
              <table:table-cell office:value-type="float" office:value="12667">
                <text:p>12667</text:p>
              </table:table-cell>
              <table:table-cell office:value-type="float" office:value="6826">
                <text:p>6826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1">
                <text:p>9861</text:p>
              </table:table-cell>
              <table:table-cell office:value-type="float" office:value="50328">
                <text:p>50328</text:p>
              </table:table-cell>
              <table:table-cell office:value-type="float" office:value="14967">
                <text:p>14967</text:p>
              </table:table-cell>
              <table:table-cell office:value-type="float" office:value="7326">
                <text:p>732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61">
                <text:p>11661</text:p>
              </table:table-cell>
              <table:table-cell office:value-type="float" office:value="57528">
                <text:p>57528</text:p>
              </table:table-cell>
              <table:table-cell office:value-type="float" office:value="17267">
                <text:p>17267</text:p>
              </table:table-cell>
              <table:table-cell office:value-type="float" office:value="7826">
                <text:p>7826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61">
                <text:p>13461</text:p>
              </table:table-cell>
              <table:table-cell office:value-type="float" office:value="64728">
                <text:p>64728</text:p>
              </table:table-cell>
              <table:table-cell office:value-type="float" office:value="19567">
                <text:p>19567</text:p>
              </table:table-cell>
              <table:table-cell office:value-type="float" office:value="8326">
                <text:p>8326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1">
                <text:p>15261</text:p>
              </table:table-cell>
              <table:table-cell office:value-type="float" office:value="71928">
                <text:p>71928</text:p>
              </table:table-cell>
              <table:table-cell office:value-type="float" office:value="21867">
                <text:p>21867</text:p>
              </table:table-cell>
              <table:table-cell office:value-type="float" office:value="8826">
                <text:p>8826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496cm" svg:y="0.379cm" svg:width="12.44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2109">
                <text:p>2109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3.19">
                <text:p>1983.19</text:p>
              </table:table-cell>
              <table:table-cell office:value-type="float" office:value="11553.5">
                <text:p>11553.5</text:p>
              </table:table-cell>
              <table:table-cell office:value-type="float" office:value="3197.07">
                <text:p>3197.07</text:p>
              </table:table-cell>
              <table:table-cell office:value-type="float" office:value="4512.38">
                <text:p>4512.38</text:p>
              </table:table-cell>
              <table:table-cell office:value-type="float" office:value="8991.21">
                <text:p>899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2.3">
                <text:p>4702.3</text:p>
              </table:table-cell>
              <table:table-cell office:value-type="float" office:value="14176.6">
                <text:p>14176.6</text:p>
              </table:table-cell>
              <table:table-cell office:value-type="float" office:value="5558.52">
                <text:p>5558.52</text:p>
              </table:table-cell>
              <table:table-cell office:value-type="float" office:value="5797.58">
                <text:p>5797.58</text:p>
              </table:table-cell>
              <table:table-cell office:value-type="float" office:value="10526.2">
                <text:p>105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7.99">
                <text:p>6737.99</text:p>
              </table:table-cell>
              <table:table-cell office:value-type="float" office:value="16397.4">
                <text:p>16397.4</text:p>
              </table:table-cell>
              <table:table-cell office:value-type="float" office:value="7314.14">
                <text:p>7314.14</text:p>
              </table:table-cell>
              <table:table-cell office:value-type="float" office:value="6597.59">
                <text:p>6597.59</text:p>
              </table:table-cell>
              <table:table-cell office:value-type="float" office:value="11656.7">
                <text:p>116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3.92">
                <text:p>9103.92</text:p>
              </table:table-cell>
              <table:table-cell office:value-type="float" office:value="17338.4">
                <text:p>17338.4</text:p>
              </table:table-cell>
              <table:table-cell office:value-type="float" office:value="8588.51">
                <text:p>8588.51</text:p>
              </table:table-cell>
              <table:table-cell office:value-type="float" office:value="7135.69">
                <text:p>7135.69</text:p>
              </table:table-cell>
              <table:table-cell office:value-type="float" office:value="12472.4">
                <text:p>124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1.4">
                <text:p>10911.4</text:p>
              </table:table-cell>
              <table:table-cell office:value-type="float" office:value="17781.4">
                <text:p>17781.4</text:p>
              </table:table-cell>
              <table:table-cell office:value-type="float" office:value="9803.41">
                <text:p>9803.41</text:p>
              </table:table-cell>
              <table:table-cell office:value-type="float" office:value="7494.42">
                <text:p>7494.42</text:p>
              </table:table-cell>
              <table:table-cell office:value-type="float" office:value="13057.9">
                <text:p>13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7.5">
                <text:p>12307.5</text:p>
              </table:table-cell>
              <table:table-cell office:value-type="float" office:value="18099.9">
                <text:p>18099.9</text:p>
              </table:table-cell>
              <table:table-cell office:value-type="float" office:value="10698.7">
                <text:p>10698.7</text:p>
              </table:table-cell>
              <table:table-cell office:value-type="float" office:value="7733.57">
                <text:p>7733.57</text:p>
              </table:table-cell>
              <table:table-cell office:value-type="float" office:value="13472.6">
                <text:p>134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94.7">
                <text:p>13394.7</text:p>
              </table:table-cell>
              <table:table-cell office:value-type="float" office:value="18498.2">
                <text:p>18498.2</text:p>
              </table:table-cell>
              <table:table-cell office:value-type="float" office:value="11171.3">
                <text:p>11171.3</text:p>
              </table:table-cell>
              <table:table-cell office:value-type="float" office:value="7893">
                <text:p>7893</text:p>
              </table:table-cell>
              <table:table-cell office:value-type="float" office:value="13758.5">
                <text:p>137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.7">
                <text:p>14245.7</text:p>
              </table:table-cell>
              <table:table-cell office:value-type="float" office:value="18773">
                <text:p>18773</text:p>
              </table:table-cell>
              <table:table-cell office:value-type="float" office:value="11496.9">
                <text:p>11496.9</text:p>
              </table:table-cell>
              <table:table-cell office:value-type="float" office:value="7999.29">
                <text:p>7999.29</text:p>
              </table:table-cell>
              <table:table-cell office:value-type="float" office:value="13949.1">
                <text:p>1394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5.4">
                <text:p>14605.4</text:p>
              </table:table-cell>
              <table:table-cell office:value-type="float" office:value="18956.2">
                <text:p>18956.2</text:p>
              </table:table-cell>
              <table:table-cell office:value-type="float" office:value="11714">
                <text:p>11714</text:p>
              </table:table-cell>
              <table:table-cell office:value-type="float" office:value="8070.15">
                <text:p>8070.15</text:p>
              </table:table-cell>
              <table:table-cell office:value-type="float" office:value="14374">
                <text:p>143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2109">
                <text:p>2109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33">
                <text:p>996.333</text:p>
              </table:table-cell>
              <table:table-cell office:value-type="float" office:value="11461.4">
                <text:p>11461.4</text:p>
              </table:table-cell>
              <table:table-cell office:value-type="float" office:value="2982">
                <text:p>2982</text:p>
              </table:table-cell>
              <table:table-cell office:value-type="float" office:value="4042.33">
                <text:p>4042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3.89">
                <text:p>1963.89</text:p>
              </table:table-cell>
              <table:table-cell office:value-type="float" office:value="12993.3">
                <text:p>12993.3</text:p>
              </table:table-cell>
              <table:table-cell office:value-type="float" office:value="4815.33">
                <text:p>4815.33</text:p>
              </table:table-cell>
              <table:table-cell office:value-type="float" office:value="4983.22">
                <text:p>4983.22</text:p>
              </table:table-cell>
              <table:table-cell office:value-type="float" office:value="11919.3">
                <text:p>119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.63">
                <text:p>2704.63</text:p>
              </table:table-cell>
              <table:table-cell office:value-type="float" office:value="14037">
                <text:p>14037</text:p>
              </table:table-cell>
              <table:table-cell office:value-type="float" office:value="6119.04">
                <text:p>6119.04</text:p>
              </table:table-cell>
              <table:table-cell office:value-type="float" office:value="5486.93">
                <text:p>5486.93</text:p>
              </table:table-cell>
              <table:table-cell office:value-type="float" office:value="13756.4">
                <text:p>1375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.46">
                <text:p>3198.46</text:p>
              </table:table-cell>
              <table:table-cell office:value-type="float" office:value="14740.7">
                <text:p>14740.7</text:p>
              </table:table-cell>
              <table:table-cell office:value-type="float" office:value="6988.17">
                <text:p>6988.17</text:p>
              </table:table-cell>
              <table:table-cell office:value-type="float" office:value="5822.73">
                <text:p>5822.73</text:p>
              </table:table-cell>
              <table:table-cell office:value-type="float" office:value="14981.1">
                <text:p>149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7.67">
                <text:p>3527.67</text:p>
              </table:table-cell>
              <table:table-cell office:value-type="float" office:value="15211.4">
                <text:p>15211.4</text:p>
              </table:table-cell>
              <table:table-cell office:value-type="float" office:value="7567.6">
                <text:p>7567.6</text:p>
              </table:table-cell>
              <table:table-cell office:value-type="float" office:value="6046.6">
                <text:p>6046.6</text:p>
              </table:table-cell>
              <table:table-cell office:value-type="float" office:value="15797.5">
                <text:p>157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7.15">
                <text:p>3747.15</text:p>
              </table:table-cell>
              <table:table-cell office:value-type="float" office:value="15525.1">
                <text:p>15525.1</text:p>
              </table:table-cell>
              <table:table-cell office:value-type="float" office:value="7953.88">
                <text:p>7953.88</text:p>
              </table:table-cell>
              <table:table-cell office:value-type="float" office:value="6195.84">
                <text:p>6195.84</text:p>
              </table:table-cell>
              <table:table-cell office:value-type="float" office:value="16341.8">
                <text:p>1634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.47">
                <text:p>3893.47</text:p>
              </table:table-cell>
              <table:table-cell office:value-type="float" office:value="15734.3">
                <text:p>15734.3</text:p>
              </table:table-cell>
              <table:table-cell office:value-type="float" office:value="8211.4">
                <text:p>8211.4</text:p>
              </table:table-cell>
              <table:table-cell office:value-type="float" office:value="6295.34">
                <text:p>6295.34</text:p>
              </table:table-cell>
              <table:table-cell office:value-type="float" office:value="16704.7">
                <text:p>1670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1.02">
                <text:p>3991.02</text:p>
              </table:table-cell>
              <table:table-cell office:value-type="float" office:value="15873.7">
                <text:p>15873.7</text:p>
              </table:table-cell>
              <table:table-cell office:value-type="float" office:value="8383.08">
                <text:p>8383.08</text:p>
              </table:table-cell>
              <table:table-cell office:value-type="float" office:value="6361.67">
                <text:p>6361.67</text:p>
              </table:table-cell>
              <table:table-cell office:value-type="float" office:value="16946.6">
                <text:p>1694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6.05">
                <text:p>4056.05</text:p>
              </table:table-cell>
              <table:table-cell office:value-type="float" office:value="15966.7">
                <text:p>15966.7</text:p>
              </table:table-cell>
              <table:table-cell office:value-type="float" office:value="8497.54">
                <text:p>8497.54</text:p>
              </table:table-cell>
              <table:table-cell office:value-type="float" office:value="6405.89">
                <text:p>6405.89</text:p>
              </table:table-cell>
              <table:table-cell office:value-type="float" office:value="17107.9">
                <text:p>17107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cm" svg:height="20.586cm" xlink:href=".." xlink:type="simple" chart:class="chart:line" chart:style-name="ch1">
        <chart:title svg:x="10.259cm" svg:y="0.547cm" chart:style-name="ch2">
          <text:p>Jain's Index Value</text:p>
        </chart:title>
        <chart:subtitle svg:x="10.351cm" svg:y="1.763cm" chart:style-name="ch3">
          <text:p>for determining 'rho'</text:p>
        </chart:subtitle>
        <chart:legend chart:legend-position="end" svg:x="22.41cm" svg:y="8.749cm" style:legend-expansion="high" chart:style-name="ch4"/>
        <chart:plot-area chart:style-name="ch5" table:cell-range-address="Sheet1.B72:Sheet1.G82" chart:data-source-has-labels="row" svg:x="1.495cm" svg:y="2.883cm" svg:width="20.431cm" svg:height="16.311cm">
          <chartooo:coordinate-region svg:x="2.222cm" svg:y="3.083cm" svg:width="19.518cm" svg:height="15.464cm"/>
          <chart:axis chart:dimension="x" chart:name="primary-x" chart:style-name="ch6">
            <chart:title svg:x="10.489cm" svg:y="19.605cm" chart:style-name="ch7">
              <text:p>Iterations (x100)</text:p>
            </chart:title>
          </chart:axis>
          <chart:axis chart:dimension="y" chart:name="primary-y" chart:style-name="ch6">
            <chart:title svg:x="0.451cm" svg:y="11.942cm" chart:style-name="ch8">
              <text:p>Jain's Index</text:p>
            </chart:title>
            <chart:grid chart:style-name="ch9" chart:class="major"/>
          </chart:axis>
          <chart:series chart:style-name="ch10" chart:values-cell-range-address="Sheet1.B73:Sheet1.B82" chart:label-cell-address="Sheet1.B72:Sheet1.B72" chart:class="chart:line">
            <chart:data-point chart:repeated="10"/>
          </chart:series>
          <chart:series chart:style-name="ch11" chart:values-cell-range-address="Sheet1.C73:Sheet1.C82" chart:label-cell-address="Sheet1.C72:Sheet1.C72" chart:class="chart:line">
            <chart:data-point chart:repeated="10"/>
          </chart:series>
          <chart:series chart:style-name="ch12" chart:values-cell-range-address="Sheet1.D73:Sheet1.D82" chart:label-cell-address="Sheet1.D72:Sheet1.D72" chart:class="chart:line">
            <chart:data-point chart:repeated="10"/>
          </chart:series>
          <chart:series chart:style-name="ch13" chart:values-cell-range-address="Sheet1.E73:Sheet1.E82" chart:label-cell-address="Sheet1.E72:Sheet1.E72" chart:class="chart:line">
            <chart:data-point chart:repeated="10"/>
          </chart:series>
          <chart:series chart:style-name="ch14" chart:values-cell-range-address="Sheet1.F73:Sheet1.F82" chart:label-cell-address="Sheet1.F72:Sheet1.F72" chart:class="chart:line">
            <chart:data-point chart:repeated="10"/>
          </chart:series>
          <chart:series chart:style-name="ch15" chart:values-cell-range-address="Sheet1.G73:Sheet1.G82" chart:label-cell-address="Sheet1.G72:Sheet1.G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B72:Sheet1.B72</svg:desc>
                </draw:g>
              </table:table-cell>
              <table:table-cell office:value-type="string">
                <text:p>0.2</text:p>
                <draw:g>
                  <svg:desc>Sheet1.C72:Sheet1.C72</svg:desc>
                </draw:g>
              </table:table-cell>
              <table:table-cell office:value-type="string">
                <text:p>0.4</text:p>
                <draw:g>
                  <svg:desc>Sheet1.D72:Sheet1.D72</svg:desc>
                </draw:g>
              </table:table-cell>
              <table:table-cell office:value-type="string">
                <text:p>0.5</text:p>
                <draw:g>
                  <svg:desc>Sheet1.E72:Sheet1.E72</svg:desc>
                </draw:g>
              </table:table-cell>
              <table:table-cell office:value-type="string">
                <text:p>0.6</text:p>
                <draw:g>
                  <svg:desc>Sheet1.F72:Sheet1.F72</svg:desc>
                </draw:g>
              </table:table-cell>
              <table:table-cell office:value-type="string">
                <text:p>0.8</text:p>
                <draw:g>
                  <svg:desc>Sheet1.G72:Sheet1.G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73:Sheet1.B82</svg:desc>
                </draw:g>
              </table:table-cell>
              <table:table-cell office:value-type="float" office:value="0.670563">
                <text:p>0.670563</text:p>
                <draw:g>
                  <svg:desc>Sheet1.C73:Sheet1.C82</svg:desc>
                </draw:g>
              </table:table-cell>
              <table:table-cell office:value-type="float" office:value="0.670563">
                <text:p>0.670563</text:p>
                <draw:g>
                  <svg:desc>Sheet1.D73:Sheet1.D82</svg:desc>
                </draw:g>
              </table:table-cell>
              <table:table-cell office:value-type="float" office:value="0.670563">
                <text:p>0.670563</text:p>
                <draw:g>
                  <svg:desc>Sheet1.E73:Sheet1.E82</svg:desc>
                </draw:g>
              </table:table-cell>
              <table:table-cell office:value-type="float" office:value="0.670563">
                <text:p>0.670563</text:p>
                <draw:g>
                  <svg:desc>Sheet1.F73:Sheet1.F82</svg:desc>
                </draw:g>
              </table:table-cell>
              <table:table-cell office:value-type="float" office:value="0.670563">
                <text:p>0.670563</text:p>
                <draw:g>
                  <svg:desc>Sheet1.G73:Sheet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33">
                <text:p>0.875533</text:p>
              </table:table-cell>
              <table:table-cell office:value-type="float" office:value="0.875538">
                <text:p>0.875538</text:p>
              </table:table-cell>
              <table:table-cell office:value-type="float" office:value="0.875548">
                <text:p>0.875548</text:p>
              </table:table-cell>
              <table:table-cell office:value-type="float" office:value="0.875553">
                <text:p>0.875553</text:p>
              </table:table-cell>
              <table:table-cell office:value-type="float" office:value="0.875565">
                <text:p>0.875565</text:p>
              </table:table-cell>
              <table:table-cell office:value-type="float" office:value="0.879503">
                <text:p>0.87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5742">
                <text:p>0.965742</text:p>
              </table:table-cell>
              <table:table-cell office:value-type="float" office:value="0.97341">
                <text:p>0.97341</text:p>
              </table:table-cell>
              <table:table-cell office:value-type="float" office:value="0.977581">
                <text:p>0.977581</text:p>
              </table:table-cell>
              <table:table-cell office:value-type="float" office:value="0.967933">
                <text:p>0.967933</text:p>
              </table:table-cell>
              <table:table-cell office:value-type="float" office:value="0.968033">
                <text:p>0.968033</text:p>
              </table:table-cell>
              <table:table-cell office:value-type="float" office:value="0.968117">
                <text:p>0.968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7065">
                <text:p>0.927065</text:p>
              </table:table-cell>
              <table:table-cell office:value-type="float" office:value="0.926793">
                <text:p>0.926793</text:p>
              </table:table-cell>
              <table:table-cell office:value-type="float" office:value="0.9464">
                <text:p>0.9464</text:p>
              </table:table-cell>
              <table:table-cell office:value-type="float" office:value="0.944756">
                <text:p>0.944756</text:p>
              </table:table-cell>
              <table:table-cell office:value-type="float" office:value="0.944747">
                <text:p>0.944747</text:p>
              </table:table-cell>
              <table:table-cell office:value-type="float" office:value="0.944834">
                <text:p>0.944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345">
                <text:p>0.920345</text:p>
              </table:table-cell>
              <table:table-cell office:value-type="float" office:value="0.919865">
                <text:p>0.919865</text:p>
              </table:table-cell>
              <table:table-cell office:value-type="float" office:value="0.919243">
                <text:p>0.919243</text:p>
              </table:table-cell>
              <table:table-cell office:value-type="float" office:value="0.931203">
                <text:p>0.931203</text:p>
              </table:table-cell>
              <table:table-cell office:value-type="float" office:value="0.940981">
                <text:p>0.940981</text:p>
              </table:table-cell>
              <table:table-cell office:value-type="float" office:value="0.882134">
                <text:p>0.88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5491">
                <text:p>0.795491</text:p>
              </table:table-cell>
              <table:table-cell office:value-type="float" office:value="0.907111">
                <text:p>0.907111</text:p>
              </table:table-cell>
              <table:table-cell office:value-type="float" office:value="0.907717">
                <text:p>0.907717</text:p>
              </table:table-cell>
              <table:table-cell office:value-type="float" office:value="0.907721">
                <text:p>0.907721</text:p>
              </table:table-cell>
              <table:table-cell office:value-type="float" office:value="0.907373">
                <text:p>0.907373</text:p>
              </table:table-cell>
              <table:table-cell office:value-type="float" office:value="0.906963">
                <text:p>0.906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852">
                <text:p>0.866852</text:p>
              </table:table-cell>
              <table:table-cell office:value-type="float" office:value="0.866795">
                <text:p>0.866795</text:p>
              </table:table-cell>
              <table:table-cell office:value-type="float" office:value="0.867711">
                <text:p>0.867711</text:p>
              </table:table-cell>
              <table:table-cell office:value-type="float" office:value="0.867813">
                <text:p>0.867813</text:p>
              </table:table-cell>
              <table:table-cell office:value-type="float" office:value="0.735897">
                <text:p>0.735897</text:p>
              </table:table-cell>
              <table:table-cell office:value-type="float" office:value="0.73499">
                <text:p>0.73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198">
                <text:p>0.833198</text:p>
              </table:table-cell>
              <table:table-cell office:value-type="float" office:value="0.833076">
                <text:p>0.833076</text:p>
              </table:table-cell>
              <table:table-cell office:value-type="float" office:value="0.834225">
                <text:p>0.834225</text:p>
              </table:table-cell>
              <table:table-cell office:value-type="float" office:value="0.834423">
                <text:p>0.834423</text:p>
              </table:table-cell>
              <table:table-cell office:value-type="float" office:value="0.68235">
                <text:p>0.68235</text:p>
              </table:table-cell>
              <table:table-cell office:value-type="float" office:value="0.682008">
                <text:p>0.68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654">
                <text:p>0.812654</text:p>
              </table:table-cell>
              <table:table-cell office:value-type="float" office:value="0.812544">
                <text:p>0.812544</text:p>
              </table:table-cell>
              <table:table-cell office:value-type="float" office:value="0.814109">
                <text:p>0.814109</text:p>
              </table:table-cell>
              <table:table-cell office:value-type="float" office:value="0.814517">
                <text:p>0.814517</text:p>
              </table:table-cell>
              <table:table-cell office:value-type="float" office:value="0.813934">
                <text:p>0.813934</text:p>
              </table:table-cell>
              <table:table-cell office:value-type="float" office:value="0.813475">
                <text:p>0.813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53">
                <text:p>0.785353</text:p>
              </table:table-cell>
              <table:table-cell office:value-type="float" office:value="0.784856">
                <text:p>0.784856</text:p>
              </table:table-cell>
              <table:table-cell office:value-type="float" office:value="0.786427">
                <text:p>0.786427</text:p>
              </table:table-cell>
              <table:table-cell office:value-type="float" office:value="0.787101">
                <text:p>0.787101</text:p>
              </table:table-cell>
              <table:table-cell office:value-type="float" office:value="0.786537">
                <text:p>0.786537</text:p>
              </table:table-cell>
              <table:table-cell office:value-type="float" office:value="0.785891">
                <text:p>0.7858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